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Chalkduster" style:name="Chalkduster"/>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halkduster" style:name="Chalkduster"/>
    <style:font-face svg:font-family="Chalkduster" style:name="Chalkduster"/>
    <style:font-face svg:font-family="Arial" style:name="Arial"/>
    <style:font-face svg:font-family="Arial" style:name="Arial"/>
    <style:font-face svg:font-family="Adobe Garamond Pro" style:name="Adobe Garamond Pro"/>
    <style:font-face svg:font-family="Adobe Garamond Pro" style:name="Adobe Garamond Pro"/>
    <style:font-face svg:font-family="Courier" style:name="Courier"/>
    <style:font-face svg:font-family="Courier" style:name="Courier"/>
    <style:font-face svg:font-family="Courier" style:name="Courier"/>
    <style:font-face svg:font-family="Chalkduster" style:name="Chalkduster"/>
    <style:font-face svg:font-family="Chalkduster" style:name="Chalkduster"/>
    <style:font-face svg:font-family="Times New Roman" style:name="Times New Roman"/>
    <style:font-face svg:font-family="Times New Roman" style:name="Times New Roman"/>
    <style:font-face svg:font-family="Adobe Garamond Pro" style:name="Adobe Garamond Pro"/>
    <style:font-face svg:font-family="Adobe Garamond Pro" style:name="Adobe Garamond Pro"/>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Arial" style:name="Arial"/>
    <style:font-face svg:font-family="Arial" style:name="Arial"/>
    <style:font-face svg:font-family="Times New Roman" style:name="Times New Roman"/>
    <style:font-face svg:font-family="Times New Roman" style:name="Times New Roman"/>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DiamondList1-ul" style:display-name="DiamondList1-ul">
      <text:list-level-style-bullet text:bullet-relative-size="75%" text:bullet-char="⬩" text:level="1">
        <style:list-level-properties text:min-label-distance="0.15in" style:font-name="Chalkduster" text:min-label-width="0.25in"/>
      </text:list-level-style-bullet>
    </text:list-style>
    <text:list-style style:name="SquareList1-ul" style:display-name="SquareList1-ul">
      <text:list-level-style-bullet text:bullet-relative-size="75%" text:bullet-char="▪" text:level="1">
        <style:list-level-properties text:min-label-distance="0.15in" style:font-name="Times New Roman" text:min-label-width="50pt"/>
      </text:list-level-style-bullet>
    </text:list-style>
    <text:list-style style:name="Resolutions1-ul" style:display-name="Resolutions1-ul">
      <text:list-level-style-number style:num-suffix=" " style:num-prefix=" RESOLVED:" text:level="1" style:num-format="">
        <style:list-level-properties text:min-label-distance="0.15in" style:font-name="Adobe Garamond Pro" text:min-label-width="80pt">
          <style:list-level-label-alignment fo:margin-left="12.7mm" fo:text-indent="-28.22mm" text:list-tab-stop-position="28.22mm" text:label-followed-by="listtab"/>
        </style:list-level-properties>
      </text:list-level-style-number>
    </text:list-style>
    <text:list-style style:name="OrderedList1-ol" style:display-name="OrderedList1-ol">
      <text:list-level-style-number style:num-suffix=":" style:num-prefix="" text:start-value="None" text:level="1" style:num-format="1">
        <style:list-level-properties text:min-label-distance="0.15in" style:font-name="Chalkduster" text:min-label-width="100pt"/>
      </text:list-level-style-number>
    </text:list-style>
    <text:list-style style:name="OrderedList2-ol" style:display-name="OrderedList2-ol">
      <text:list-level-style-number style:num-suffix=":" style:num-prefix="" text:start-value="None" text:level="1" style:num-format="a">
        <style:list-level-properties text:min-label-distance="0.15in" style:font-name="Chalkduster" text:min-label-width="100pt"/>
      </text:list-level-style-number>
    </text:list-style>
    <text:list-style style:name="OrderedList3-ol" style:display-name="OrderedList3-ol">
      <text:list-level-style-number style:num-suffix=":" style:num-prefix="" text:start-value="None" text:level="1" style:num-format="A">
        <style:list-level-properties text:min-label-distance="0.15in" style:font-name="Chalkduster" text:min-label-width="100pt"/>
      </text:list-level-style-number>
    </text:list-style>
    <text:list-style style:name="OrderedList4-ol" style:display-name="OrderedList4-ol">
      <text:list-level-style-number style:num-suffix=":" style:num-prefix="" text:start-value="None" text:level="1" style:num-format="i">
        <style:list-level-properties text:min-label-distance="0.15in" style:font-name="Chalkduster" text:min-label-width="100pt"/>
      </text:list-level-style-number>
    </text:list-style>
    <text:list-style style:name="OrderedList5-ol" style:display-name="OrderedList5-ol">
      <text:list-level-style-number style:num-suffix=":" style:num-prefix="" text:start-value="None" text:level="1" style:num-format="I">
        <style:list-level-properties text:min-label-distance="0.15in" style:font-name="Chalkduster" text:min-label-width="100pt"/>
      </text:list-level-style-number>
    </text:list-style>
    <text:list-style style:name="OrdinalEnum1-ol" style:display-name="OrdinalEnum1-ol">
      <text:list-level-style-number style:num-suffix=":" style:num-prefix="" text:start-value="None" text:level="1" style:num-format="I">
        <style:list-level-properties text:min-label-distance="0.15in" style:font-name="Arial" text:min-label-width="100pt"/>
      </text:list-level-style-number>
    </text:list-style>
    <text:list-style style:name="MyEnum1-ol" style:display-name="MyEnum1-ol">
      <text:list-level-style-number style:num-suffix=")" style:num-prefix="(" text:start-value="None" text:level="1" style:num-format="a">
        <style:list-level-properties text:min-label-distance="0.15in" style:font-name="Times New Roman" text:min-label-width="0.25in"/>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p text:style-name="Normal"><text:span text:style-name="T10">A lot of formatting that isn't yet supported.</text:span></text:p>
      <text:list text:style-name="None">
        <text:list-item text:start-value="1">
          <text:p text:style-name="Normal"><text:span text:style-name="T11">Welcome to RML 1</text:span></text:p>
        </text:list-item>
        <text:list-item>
          <text:list text:style-name="None">
            <text:list-item text:start-value="1">
              <text:p text:style-name="Normal"><text:span text:style-name="T12">unordered 1</text:span></text:p>
            </text:list-item>
            <text:list-item>
              <text:p text:style-name="Normal"><text:span text:style-name="T13">unordered 2</text:span></text:p>
            </text:list-item>
            <text:list-item>
              <text:list text:style-name="None">
                <text:list-item text:start-value="1">
                  <text:p text:style-name="Normal"><text:span text:style-name="T14">Unordered - another one</text:span></text:p>
                </text:list-item>
                <text:list-item>
                  <text:p text:style-name="Normal"><text:span text:style-name="T15">Unordered - another one</text:span></text:p>
                </text:list-item>
              </text:list>
            </text:list-item>
            <text:list-item>
              <text:p text:style-name="Normal"><text:span text:style-name="T16">unordered 3</text:span></text:p>
            </text:list-item>
            <text:list-item>
              <text:p text:style-name="Normal"><text:span text:style-name="T17">unordered 4</text:span></text:p>
            </text:list-item>
            <text:list-item>
              <text:p text:style-name="Normal"><text:span text:style-name="T18">unordered 5</text:span></text:p>
            </text:list-item>
            <text:list-item>
              <text:p text:style-name="Normal"><text:span text:style-name="T19">unordered 6</text:span></text:p>
            </text:list-item>
            <text:list-item>
              <text:p text:style-name="Normal"><text:span text:style-name="T20">unordered 3</text:span></text:p>
            </text:list-item>
            <text:list-item>
              <text:p text:style-name="Normal"><text:span text:style-name="T21">unordered 4</text:span></text:p>
            </text:list-item>
          </text:list>
        </text:list-item>
        <text:list-item>
          <text:p text:style-name="Normal"><text:span text:style-name="T22">Welcome to RML 2</text:span></text:p>
        </text:list-item>
        <text:list-item>
          <text:p text:style-name="Normal"><text:span text:style-name="T23">Welcome to RML 3</text:span></text:p>
        </text:list-item>
      </text:list>
      <text:p text:style-name="Heading2"><text:span text:style-name="T24">DiamondList</text:span></text:p>
      <text:p text:style-name="Normal"><text:span text:style-name="T25">Diamond bullet</text:span></text:p>
      <text:list text:style-name="DiamondList1-ul">
        <text:list-item text:start-value="1">
          <text:p text:style-name="Normal"><text:span text:style-name="T26">One</text:span></text:p>
        </text:list-item>
        <text:list-item>
          <text:p text:style-name="Normal"><text:span text:style-name="T27">Two</text:span></text:p>
        </text:list-item>
        <text:list-item>
          <text:p text:style-name="Normal"><text:span text:style-name="T28">Three</text:span></text:p>
        </text:list-item>
      </text:list>
      <text:p text:style-name="Heading2"><text:span text:style-name="T29">SquareList</text:span></text:p>
      <text:p text:style-name="Normal"><text:span text:style-name="T30">Square bullets</text:span></text:p>
      <text:list text:style-name="SquareList1-ul">
        <text:list-item text:start-value="1">
          <text:p text:style-name="Normal"><text:span text:style-name="T31">One</text:span></text:p>
        </text:list-item>
        <text:list-item>
          <text:p text:style-name="Normal"><text:span text:style-name="T32">Two</text:span></text:p>
        </text:list-item>
        <text:list-item>
          <text:p text:style-name="Normal"><text:span text:style-name="T33">Three</text:span></text:p>
        </text:list-item>
      </text:list>
      <text:p text:style-name="Heading2"><text:span text:style-name="T34">Text bullets:</text:span></text:p>
      <text:list text:style-name="Resolutions1-ul">
        <text:list-item text:start-value="1">
          <text:p text:style-name="Normal"><text:span text:style-name="T35">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Normal"><text:span text:style-name="T36">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Normal"><text:span text:style-name="T37">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8">Ordered Lists</text:span></text:p>
      <text:p text:style-name="Heading2"><text:span text:style-name="T39">Number Types</text:span></text:p>
      <text:list text:style-name="OrderedList1-ol">
        <text:list-item text:start-value="1">
          <text:p text:style-name="Normal"><text:span text:style-name="T40">One</text:span></text:p>
        </text:list-item>
        <text:list-item>
          <text:p text:style-name="Normal"><text:span text:style-name="T41">Two</text:span></text:p>
        </text:list-item>
        <text:list-item>
          <text:p text:style-name="Normal"><text:span text:style-name="T42">Three</text:span></text:p>
        </text:list-item>
      </text:list>
      <text:list text:style-name="OrderedList2-ol">
        <text:list-item text:start-value="1">
          <text:p text:style-name="Normal"><text:span text:style-name="T43">One</text:span></text:p>
        </text:list-item>
        <text:list-item>
          <text:p text:style-name="Normal"><text:span text:style-name="T44">Two</text:span></text:p>
        </text:list-item>
        <text:list-item>
          <text:p text:style-name="Normal"><text:span text:style-name="T45">Three</text:span></text:p>
        </text:list-item>
      </text:list>
      <text:list text:style-name="OrderedList3-ol">
        <text:list-item text:start-value="1">
          <text:p text:style-name="Normal"><text:span text:style-name="T46">One</text:span></text:p>
        </text:list-item>
        <text:list-item>
          <text:p text:style-name="Normal"><text:span text:style-name="T47">Two</text:span></text:p>
        </text:list-item>
        <text:list-item>
          <text:p text:style-name="Normal"><text:span text:style-name="T48">Three</text:span></text:p>
        </text:list-item>
      </text:list>
      <text:list text:style-name="OrderedList4-ol">
        <text:list-item text:start-value="1">
          <text:p text:style-name="Normal"><text:span text:style-name="T49">One</text:span></text:p>
        </text:list-item>
        <text:list-item>
          <text:p text:style-name="Normal"><text:span text:style-name="T50">Two</text:span></text:p>
        </text:list-item>
        <text:list-item>
          <text:p text:style-name="Normal"><text:span text:style-name="T51">Three</text:span></text:p>
        </text:list-item>
      </text:list>
      <text:list text:style-name="OrderedList5-ol">
        <text:list-item text:start-value="1">
          <text:p text:style-name="Normal"><text:span text:style-name="T52">One</text:span></text:p>
        </text:list-item>
        <text:list-item>
          <text:p text:style-name="Normal"><text:span text:style-name="T53">Two</text:span></text:p>
        </text:list-item>
        <text:list-item>
          <text:p text:style-name="Normal"><text:span text:style-name="T54">Three</text:span></text:p>
        </text:list-item>
      </text:list>
      <text:p text:style-name="Normal"><text:span text:style-name="T55">Use style to set bullet type.</text:span></text:p>
      <text:list text:style-name="OrdinalEnum1-ol">
        <text:list-item text:start-value="1">
          <text:p text:style-name="Normal"><text:span text:style-name="T56">One</text:span></text:p>
        </text:list-item>
        <text:list-item>
          <text:p text:style-name="Normal"><text:span text:style-name="T57">Two</text:span></text:p>
        </text:list-item>
        <text:list-item>
          <text:p text:style-name="Normal"><text:span text:style-name="T58">Three</text:span></text:p>
        </text:list-item>
      </text:list>
      <text:p text:style-name="Heading2"><text:span text:style-name="T59">MyEnum</text:span></text:p>
      <text:p text:style-name="Normal"><text:span text:style-name="T60">Bullet format: Parenthesis around numbers</text:span></text:p>
      <text:list text:style-name="MyEnum1-ol">
        <text:list-item text:start-value="1">
          <text:p text:style-name="Normal"><text:span text:style-name="T61">One</text:span></text:p>
        </text:list-item>
        <text:list-item>
          <text:p text:style-name="Normal"><text:span text:style-name="T62">Two</text:span></text:p>
        </text:list-item>
        <text:list-item>
          <text:p text:style-name="Normal"><text:span text:style-name="T63">Thre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Chalkduster" style:name="Chalkduster"/>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halkduster" style:name="Chalkduster"/>
    <style:font-face svg:font-family="Chalkduster" style:name="Chalkduster"/>
    <style:font-face svg:font-family="Arial" style:name="Arial"/>
    <style:font-face svg:font-family="Arial" style:name="Arial"/>
    <style:font-face svg:font-family="Adobe Garamond Pro" style:name="Adobe Garamond Pro"/>
    <style:font-face svg:font-family="Adobe Garamond Pro" style:name="Adobe Garamond Pro"/>
    <style:font-face svg:font-family="Courier" style:name="Courier"/>
    <style:font-face svg:font-family="Courier" style:name="Courier"/>
    <style:font-face svg:font-family="Courier" style:name="Courier"/>
    <style:font-face svg:font-family="Chalkduster" style:name="Chalkduster"/>
    <style:font-face svg:font-family="Chalkduster" style:name="Chalkduster"/>
    <style:font-face svg:font-family="Times New Roman" style:name="Times New Roman"/>
    <style:font-face svg:font-family="Times New Roman" style:name="Times New Roman"/>
    <style:font-face svg:font-family="Adobe Garamond Pro" style:name="Adobe Garamond Pro"/>
    <style:font-face svg:font-family="Adobe Garamond Pro" style:name="Adobe Garamond Pro"/>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Arial" style:name="Arial"/>
    <style:font-face svg:font-family="Arial" style:name="Arial"/>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